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715" officeooo:paragraph-rsid="001eb715"/>
    </style:style>
    <style:style style:name="P2" style:family="paragraph" style:parent-style-name="Standard">
      <style:text-properties officeooo:rsid="0021d005" officeooo:paragraph-rsid="0021d005"/>
    </style:style>
    <style:style style:name="P3" style:family="paragraph" style:parent-style-name="Standard">
      <style:text-properties officeooo:rsid="0021fdf9" officeooo:paragraph-rsid="0021f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olia</text:p>
      <text:p text:style-name="P1"/>
      <text:p text:style-name="P1">Flour</text:p>
      <text:p text:style-name="P1"/>
      <text:p text:style-name="P1">Sugar</text:p>
      <text:p text:style-name="P1"/>
      <text:p text:style-name="P1">Salt</text:p>
      <text:p text:style-name="P1"/>
      <text:p text:style-name="P1">Oil</text:p>
      <text:p text:style-name="P1"/>
      <text:p text:style-name="P1"/>
      <text:p text:style-name="P2">Marmelade</text:p>
      <text:p text:style-name="P2"/>
      <text:p text:style-name="P2">Milk</text:p>
      <text:p text:style-name="P2"/>
      <text:p text:style-name="P3">Syrups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01:06:24.530772413</meta:creation-date>
    <dc:date>2024-04-21T10:21:16.877511521</dc:date>
    <meta:editing-duration>PT2H32M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8" meta:character-count="43" meta:non-whitespace-character-count="43"/>
  </office:meta>
</office:document-meta>
</file>